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 table:number-columns-repeated="3"/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/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/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urning Cur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urses a target to take fire damage eahc time it uses a ressourc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20">
            <text:p>1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08/26/2010</text:date>, <text:time>23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8-26T16:52:40</dc:date>
    <dc:language>fr-FR</dc:language>
    <meta:editing-cycles>144</meta:editing-cycles>
    <meta:editing-duration>PT113H34M51S</meta:editing-duration>
    <dc:creator>Nicolas Casalini</dc:creator>
    <meta:document-statistic meta:table-count="4" meta:cell-count="269" meta:object-count="0"/>
    <meta:user-defined meta:name="Info 1"/>
    <meta:user-defined meta:name="Info 2"/>
    <meta:user-defined meta:name="Info 3"/>
    <meta:user-defined meta:name="Info 4"/>
  </office:meta>
</office:document-meta>
</file>